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02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1.8598in"/>
    </style:style>
    <style:style style:name="co4" style:family="table-column">
      <style:table-column-properties fo:break-before="auto" style:column-width="0.9425in"/>
    </style:style>
    <style:style style:name="co5" style:family="table-column">
      <style:table-column-properties fo:break-before="auto" style:column-width="0.7866in"/>
    </style:style>
    <style:style style:name="co6" style:family="table-column">
      <style:table-column-properties fo:break-before="auto" style:column-width="1.5402in"/>
    </style:style>
    <style:style style:name="co7" style:family="table-column">
      <style:table-column-properties fo:break-before="auto" style:column-width="0.5445in"/>
    </style:style>
    <style:style style:name="co8" style:family="table-column">
      <style:table-column-properties fo:break-before="auto" style:column-width="1.3516in"/>
    </style:style>
    <style:style style:name="co9" style:family="table-column">
      <style:table-column-properties fo:break-before="auto" style:column-width="0.4929in"/>
    </style:style>
    <style:style style:name="co10" style:family="table-column">
      <style:table-column-properties fo:break-before="auto" style:column-width="0.8217in"/>
    </style:style>
    <style:style style:name="co11" style:family="table-column">
      <style:table-column-properties fo:break-before="auto" style:column-width="0.9327in"/>
    </style:style>
    <style:style style:name="co12" style:family="table-column">
      <style:table-column-properties fo:break-before="auto" style:column-width="1.07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411in"/>
    </style:style>
    <style:style style:name="co15" style:family="table-column">
      <style:table-column-properties fo:break-before="auto" style:column-width="1.9016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7472in"/>
    </style:style>
    <style:style style:name="co18" style:family="table-column">
      <style:table-column-properties fo:break-before="auto" style:column-width="0.9319in"/>
    </style:style>
    <style:style style:name="co19" style:family="table-column">
      <style:table-column-properties fo:break-before="auto" style:column-width="0.5965in"/>
    </style:style>
    <style:style style:name="co20" style:family="table-column">
      <style:table-column-properties fo:break-before="auto" style:column-width="6.8602in"/>
    </style:style>
    <style:style style:name="co21" style:family="table-column">
      <style:table-column-properties fo:break-before="auto" style:column-width="1.6173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number-columns-repeated="1004" table:default-cell-style-name="Default"/>
        <table:table-row table:style-name="ro1">
          <table:table-cell table:style-name="ce1" table:number-columns-repeated="8"/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Total Open</text:p>
          </table:table-cell>
          <table:table-cell table:number-columns-repeated="3"/>
          <table:table-cell table:style-name="ce1" table:number-columns-repeated="1008"/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 (Blocked/Ship Issue)</text:p>
          </table:table-cell>
          <table:table-cell table:style-name="ce1" office:value-type="string" calcext:value-type="string">
            <text:p>Open (Other)</text:p>
          </table:table-cell>
          <table:table-cell table:style-name="ce1" office:value-type="string" calcext:value-type="string">
            <text:p>Need Info</text:p>
          </table:table-cell>
          <table:table-cell table:style-name="ce1" office:value-type="string" calcext:value-type="string">
            <text:p>Assigned / ReOpened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Rejected / Closed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string" calcext:value-type="string">
            <text:p>New Defects</text:p>
          </table:table-cell>
          <table:table-cell table:style-name="ce1" office:value-type="string" calcext:value-type="string">
            <text:p>Closed Defects</text:p>
          </table:table-cell>
          <table:table-cell table:style-name="ce1"/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Ship Issue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Nomal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Predicted Open</text:p>
          </table:table-cell>
          <table:table-cell table:style-name="ce1" table:number-columns-repeated="1002"/>
        </table:table-row>
        <table:table-row table:style-name="ro1">
          <table:table-cell/>
          <table:table-cell table:style-name="ce2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2/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2/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383" calcext:value-type="float">
            <text:p>383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2/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30" calcext:value-type="float">
            <text:p>330</text:p>
          </table:table-cell>
          <table:table-cell office:value-type="float" office:value="392" calcext:value-type="float">
            <text:p>392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2/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396" calcext:value-type="float">
            <text:p>39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3/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float" office:value="405" calcext:value-type="float">
            <text:p>40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3/14</text:p>
          </table:table-cell>
          <table:table-cell table:number-columns-repeated="16"/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2" table:number-rows-repeated="2">
          <table:table-cell table:number-columns-repeated="1021"/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 (Blocked/Ship Issue)</text:p>
          </table:table-cell>
          <table:table-cell table:style-name="ce1" office:value-type="string" calcext:value-type="string">
            <text:p>Open (Other)</text:p>
          </table:table-cell>
          <table:table-cell table:style-name="ce1" office:value-type="string" calcext:value-type="string">
            <text:p>Need Info</text:p>
          </table:table-cell>
          <table:table-cell table:style-name="ce1" office:value-type="string" calcext:value-type="string">
            <text:p>Assigned / ReOpened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Rejected / Closed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9/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0/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0/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1/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234" calcext:value-type="float">
            <text:p>234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1/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243" calcext:value-type="float">
            <text:p>243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00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2/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02/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383" calcext:value-type="float">
            <text:p>383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/>
          <table:table-cell>
            <draw:frame table:end-cell-address="'Raw-Data'.H77" table:end-x="0.2012in" table:end-y="0.052in" draw:z-index="2" draw:style-name="gr1" draw:text-style-name="P1" svg:width="6.5799in" svg:height="5.7965in" svg:x="0.1248in" svg:y="0.1669in">
              <draw:object draw:notify-on-update-of-ranges="'Raw-Data'.B10:'Raw-Data'.B19 'Raw-Data'.R2:'Raw-Data'.R2 'Raw-Data'.R10:'Raw-Data'.R18 'Raw-Data'.Q2:'Raw-Data'.Q2 'Raw-Data'.Q10:'Raw-Data'.Q18 'Raw-Data'.P2:'Raw-Data'.P2 'Raw-Data'.P10:'Raw-Data'.P18 'Raw-Data'.O2:'Raw-Data'.O2 'Raw-Data'.O10:'Raw-Data'.O18 'Raw-Data'.N2:'Raw-Data'.N2 'Raw-Data'.N10:'Raw-Data'.N18 'Raw-Data'.S2:'Raw-Data'.S2 'Raw-Data'.S10:'Raw-Data'.S1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5"/>
          <table:table-cell>
            <draw:frame table:end-cell-address="'Raw-Data'.Q61" table:end-x="0.1374in" table:end-y="0.1642in" draw:z-index="1" draw:style-name="gr1" draw:text-style-name="P1" svg:width="8.4874in" svg:height="3.1642in" svg:x="0.4138in" svg:y="0.1669in">
              <draw:object draw:notify-on-update-of-ranges="'Raw-Data'.B11:'Raw-Data'.B18 'Raw-Data'.K2:'Raw-Data'.K2 'Raw-Data'.K11:'Raw-Data'.K18 'Raw-Data'.L2:'Raw-Data'.L2 'Raw-Data'.L11:'Raw-Data'.L1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23">
          <table:table-cell table:number-columns-repeated="1021"/>
        </table:table-row>
        <table:table-row table:style-name="ro1">
          <table:table-cell table:number-columns-repeated="7"/>
          <table:table-cell>
            <draw:frame table:end-cell-address="'Raw-Data'.Q86" table:end-x="0.102in" table:end-y="0.1583in" draw:z-index="0" draw:style-name="gr1" draw:text-style-name="P1" svg:width="8.3114in" svg:height="3.5028in" svg:x="0.5543in" svg:y="0.1669in">
              <draw:object draw:notify-on-update-of-ranges="'Raw-Data'.B11:'Raw-Data'.B18 'Raw-Data'.C2:'Raw-Data'.C2 'Raw-Data'.C11:'Raw-Data'.C18 'Raw-Data'.D2:'Raw-Data'.D2 'Raw-Data'.D11:'Raw-Data'.D18 'Raw-Data'.F2:'Raw-Data'.F2 'Raw-Data'.F11:'Raw-Data'.F18 'Raw-Data'.G2:'Raw-Data'.G2 'Raw-Data'.G11:'Raw-Data'.G18 'Raw-Data'.H2:'Raw-Data'.H2 'Raw-Data'.H11:'Raw-Data'.H18 'Raw-Data'.I2:'Raw-Data'.I2 'Raw-Data'.I11:'Raw-Data'.I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7" table:default-cell-style-name="Default"/>
        <table:table-column table:style-name="co18" table:number-columns-repeated="1023" table:default-cell-style-name="Default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Current</text:p>
          </table:table-cell>
          <table:table-cell table:style-name="ce3" office:value-type="string" calcext:value-type="string">
            <text:p>Jan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April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Resolution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Fix by IBM</text:p>
          </table:table-cell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 a Bug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 not fixed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cumente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plicates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reproducab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already availab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by Community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ernate solution available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by Distro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12])" office:value-type="float" office:value="305" calcext:value-type="float">
            <text:p>305</text:p>
          </table:table-cell>
          <table:table-cell table:formula="of:=SUM([.C3:.C12])" office:value-type="float" office:value="228" calcext:value-type="float">
            <text:p>228</text:p>
          </table:table-cell>
          <table:table-cell table:formula="of:=SUM([.D3:.D12])" office:value-type="float" office:value="231" calcext:value-type="float">
            <text:p>231</text:p>
          </table:table-cell>
          <table:table-cell table:formula="of:=SUM([.E3:.E12])" office:value-type="float" office:value="258" calcext:value-type="float">
            <text:p>258</text:p>
          </table:table-cell>
          <table:table-cell table:formula="of:=SUM([.F3:.F12])" office:value-type="float" office:value="305" calcext:value-type="float">
            <text:p>30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>
            <draw:frame table:end-cell-address="Sheet2.I47" table:end-x="0.8902in" table:end-y="0.1303in" draw:z-index="0" draw:style-name="gr1" draw:text-style-name="P1" svg:width="7.3008in" svg:height="5.1669in" svg:x="0.1138in" svg:y="0.1087in">
              <draw:object draw:notify-on-update-of-ranges="Sheet2.A3:Sheet2.A12 Sheet2.B3:Sheet2.B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</table:table>
      <table:table table:name="Sheet3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number-columns-repeated="11" table:default-cell-style-name="Default"/>
        <table:table-row table:style-name="ro4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Ship-Issue Defec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porter</text:p>
          </table:table-cell>
          <table:table-cell table:style-name="ce1" table:number-columns-repeated="11"/>
        </table:table-row>
        <table:table-row table:style-name="ro4">
          <table:table-cell office:value-type="float" office:value="118395" calcext:value-type="float">
            <text:p>118395</text:p>
          </table:table-cell>
          <table:table-cell office:value-type="string" calcext:value-type="string">
            <text:p>Default Network Performance is less than half of line spe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18397" calcext:value-type="float">
            <text:p>118397</text:p>
          </table:table-cell>
          <table:table-cell office:value-type="string" calcext:value-type="string">
            <text:p>uperf throughput on Kronos beta3.6 degrades as nprocs increased from 50 to 25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19898" calcext:value-type="float">
            <text:p>119898</text:p>
          </table:table-cell>
          <table:table-cell office:value-type="string" calcext:value-type="string">
            <text:p>network throughput between two lpars is about half expected level when both lpars are using the same OSA Ethernet devic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20739" calcext:value-type="float">
            <text:p>120739</text:p>
          </table:table-cell>
          <table:table-cell office:value-type="string" calcext:value-type="string">
            <text:p>Openstack Kilo requires dnsmasq paket to be at least on version 2.67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NIKLAUS@de.ibm.com</text:p>
          </table:table-cell>
          <table:table-cell table:number-columns-repeated="11"/>
        </table:table-row>
        <table:table-row table:style-name="ro4" table:number-rows-repeated="2">
          <table:table-cell table:number-columns-repeated="15"/>
        </table:table-row>
        <table:table-row table:style-name="ro4">
          <table:table-cell table:style-name="ce4"/>
          <table:table-cell table:number-columns-repeated="14"/>
        </table:table-row>
      </table:table>
      <table:named-expressions/>
      <table:database-ranges>
        <table:database-range table:name="__Anonymous_Sheet_DB__1" table:target-range-address="Sheet2.A3:Sheet2.AMJ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3P0"/>
    </number:currency-style>
    <number:percentage-style style:name="N10106" number:language="de" number:country="DE">
      <number:text>(</number:text>
      <number:number number:decimal-places="0" number:min-integer-digits="1"/>
      <number:text>%)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0000-00-00T00:00:03.640062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1:47:21.72</meta:creation-date>
    <dc:date>2016-03-07T22:08:30.901702776</dc:date>
    <meta:editing-duration>P8DT15H8M44S</meta:editing-duration>
    <meta:editing-cycles>271</meta:editing-cycles>
    <meta:generator>LibreOffice/4.1.3.2$Linux_X86_64 LibreOffice_project/410$Build-2</meta:generator>
    <dc:creator>twu </dc:creator>
    <meta:document-statistic meta:table-count="3" meta:cell-count="70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898cm" xlink:href=".." xlink:type="simple" chart:class="chart:bar" chart:style-name="ch1">
        <chart:title svg:x="7.966cm" svg:y="0.395cm" chart:style-name="ch2">
          <text:p>All Defects</text:p>
        </chart:title>
        <chart:legend chart:legend-position="end" svg:x="17.044cm" svg:y="3.142cm" style:legend-expansion="high" chart:style-name="ch3"/>
        <chart:plot-area chart:style-name="ch4" table:cell-range-address="'Raw-Data'.B11:'Raw-Data'.D18 'Raw-Data'.C2:'Raw-Data'.D2 'Raw-Data'.F2:'Raw-Data'.I2 'Raw-Data'.F11:'Raw-Data'.I18" chart:data-source-has-labels="both" svg:x="0.918cm" svg:y="1.33cm" svg:width="15.299cm" svg:height="6.954cm">
          <chartooo:coordinate-region svg:x="1.725cm" svg:y="1.529cm" svg:width="14.492cm" svg:height="6.108cm"/>
          <chart:axis chart:dimension="x" chart:name="primary-x" chart:style-name="ch5" chartooo:axis-type="auto">
            <chartooo:date-scale/>
            <chart:categories table:cell-range-address="'Raw-Data'.B11:'Raw-Data'.B18"/>
          </chart:axis>
          <chart:axis chart:dimension="y" chart:name="primary-y" chart:style-name="ch6"/>
          <chart:series chart:style-name="ch7" chart:values-cell-range-address="'Raw-Data'.C11:'Raw-Data'.C18" chart:label-cell-address="'Raw-Data'.C2:'Raw-Data'.C2" chart:class="chart:bar">
            <chart:data-point chart:repeated="8"/>
          </chart:series>
          <chart:series chart:style-name="ch8" chart:values-cell-range-address="'Raw-Data'.D11:'Raw-Data'.D18" chart:label-cell-address="'Raw-Data'.D2:'Raw-Data'.D2" chart:class="chart:bar">
            <chart:data-point chart:repeated="8"/>
          </chart:series>
          <chart:series chart:style-name="ch9" chart:values-cell-range-address="'Raw-Data'.F11:'Raw-Data'.F18" chart:label-cell-address="'Raw-Data'.F2:'Raw-Data'.F2" chart:class="chart:bar">
            <chart:data-point chart:repeated="8"/>
          </chart:series>
          <chart:series chart:style-name="ch10" chart:values-cell-range-address="'Raw-Data'.G11:'Raw-Data'.G18" chart:label-cell-address="'Raw-Data'.G2:'Raw-Data'.G2" chart:class="chart:bar">
            <chart:data-point chart:repeated="8"/>
          </chart:series>
          <chart:series chart:style-name="ch11" chart:values-cell-range-address="'Raw-Data'.H11:'Raw-Data'.H18" chart:label-cell-address="'Raw-Data'.H2:'Raw-Data'.H2" chart:class="chart:bar">
            <chart:data-point chart:repeated="8"/>
          </chart:series>
          <chart:series chart:style-name="ch12" chart:values-cell-range-address="'Raw-Data'.I11:'Raw-Data'.I18" chart:label-cell-address="'Raw-Data'.I2:'Raw-Data'.I2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  <draw:g>
                  <svg:desc>'Raw-Data'.C2:'Raw-Data'.C2</svg:desc>
                </draw:g>
              </table:table-cell>
              <table:table-cell office:value-type="string">
                <text:p>Open (Other)</text:p>
                <draw:g>
                  <svg:desc>'Raw-Data'.D2:'Raw-Data'.D2</svg:desc>
                </draw:g>
              </table:table-cell>
              <table:table-cell office:value-type="string">
                <text:p>Assigned / ReOpened</text:p>
                <draw:g>
                  <svg:desc>'Raw-Data'.F2:'Raw-Data'.F2</svg:desc>
                </draw:g>
              </table:table-cell>
              <table:table-cell office:value-type="string">
                <text:p>FAT</text:p>
                <draw:g>
                  <svg:desc>'Raw-Data'.G2:'Raw-Data'.G2</svg:desc>
                </draw:g>
              </table:table-cell>
              <table:table-cell office:value-type="string">
                <text:p>Rejected / Closed</text:p>
                <draw:g>
                  <svg:desc>'Raw-Data'.H2:'Raw-Data'.H2</svg:desc>
                </draw:g>
              </table:table-cell>
              <table:table-cell office:value-type="string">
                <text:p> </text:p>
                <draw:g>
                  <svg:desc>'Raw-Data'.I2:'Raw-Data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1/11</text:p>
                <draw:g>
                  <svg:desc>'Raw-Data'.B11:'Raw-Data'.B18</svg:desc>
                </draw:g>
              </table:table-cell>
              <table:table-cell office:value-type="float" office:value="0">
                <text:p>0</text:p>
                <draw:g>
                  <svg:desc>'Raw-Data'.C11:'Raw-Data'.C18</svg:desc>
                </draw:g>
              </table:table-cell>
              <table:table-cell office:value-type="float" office:value="2">
                <text:p>2</text:p>
                <draw:g>
                  <svg:desc>'Raw-Data'.D11:'Raw-Data'.D18</svg:desc>
                </draw:g>
              </table:table-cell>
              <table:table-cell office:value-type="float" office:value="43">
                <text:p>43</text:p>
                <draw:g>
                  <svg:desc>'Raw-Data'.F11:'Raw-Data'.F18</svg:desc>
                </draw:g>
              </table:table-cell>
              <table:table-cell office:value-type="float" office:value="6">
                <text:p>6</text:p>
                <draw:g>
                  <svg:desc>'Raw-Data'.G11:'Raw-Data'.G18</svg:desc>
                </draw:g>
              </table:table-cell>
              <table:table-cell office:value-type="float" office:value="266">
                <text:p>266</text:p>
                <draw:g>
                  <svg:desc>'Raw-Data'.H11:'Raw-Data'.H18</svg:desc>
                </draw:g>
              </table:table-cell>
              <table:table-cell office:value-type="float" office:value="319">
                <text:p>319</text:p>
                <draw:g>
                  <svg:desc>'Raw-Data'.I11:'Raw-Data'.I18</svg:desc>
                </draw:g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82">
                <text:p>282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291">
                <text:p>29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309">
                <text:p>30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323">
                <text:p>323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330">
                <text:p>33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345">
                <text:p>34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366">
                <text:p>366</text:p>
              </table:table-cell>
              <table:table-cell office:value-type="float" office:value="405">
                <text:p>4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106" number:language="de" number:country="DE">
      <number:text>(</number:text>
      <number:number number:decimal-places="0" number:min-integer-digits="1"/>
      <number:text>%)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 style:percentage-data-style-name="N8106">
      <style:chart-properties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487cm" svg:height="12.293cm" xlink:href=".." xlink:type="simple" chart:class="chart:circle" chart:style-name="ch1">
        <chart:title svg:x="7.162cm" svg:y="0.38cm" chart:style-name="ch2">
          <text:p>231 Closed Defects</text:p>
        </chart:title>
        <chart:legend chart:legend-position="end" svg:x="13.506cm" svg:y="3.626cm" style:legend-expansion="high" chart:style-name="ch3"/>
        <chart:plot-area chart:style-name="ch4" table:cell-range-address="Sheet2.A3:Sheet2.B12" chart:data-source-has-labels="column" svg:x="0.552cm" svg:y="1.843cm" svg:width="11.536cm" svg:height="9.312cm">
          <chartooo:coordinate-region svg:x="2.269cm" svg:y="1.589cm" svg:width="8.768cm" svg:height="10.365cm"/>
          <chart:axis chart:dimension="x" chart:name="primary-x" chart:style-name="ch5" chartooo:axis-type="auto">
            <chartooo:date-scale/>
            <chart:categories table:cell-range-address="Sheet2.A3:Sheet2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3:Sheet2.B1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ix by IBM</text:p>
                <draw:g>
                  <svg:desc>Sheet2.A3:Sheet2.A12</svg:desc>
                </draw:g>
              </table:table-cell>
              <table:table-cell office:value-type="float" office:value="170">
                <text:p>170</text:p>
                <draw:g>
                  <svg:desc>Sheet2.B3:Sheet2.B12</svg:desc>
                </draw:g>
              </table:table-cell>
            </table:table-row>
            <table:table-row>
              <table:table-cell office:value-type="string">
                <text:p>Not a Bug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Will not fixed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ocumente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uplicate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Unreproducabl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x already availabl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x by Commun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ternate solution availabl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x by Distro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59cm" svg:height="8.038cm" xlink:href=".." xlink:type="simple" chart:class="chart:bar" chart:style-name="ch1">
        <chart:title svg:x="3.488cm" svg:y="0.012cm" chart:style-name="ch2">
          <text:p>New and Closed defects (weekly)</text:p>
        </chart:title>
        <chart:legend chart:legend-position="end" svg:x="18.048cm" svg:y="3.573cm" style:legend-expansion="high" chart:style-name="ch3"/>
        <chart:plot-area chart:style-name="ch4" table:cell-range-address="'Raw-Data'.B11:'Raw-Data'.B18 'Raw-Data'.K2:'Raw-Data'.L2 'Raw-Data'.K11:'Raw-Data'.L18" chart:data-source-has-labels="both" svg:x="1.143cm" svg:y="1.204cm" svg:width="16.208cm" svg:height="6.288cm">
          <chartooo:coordinate-region svg:x="1.764cm" svg:y="1.403cm" svg:width="15.587cm" svg:height="5.442cm"/>
          <chart:axis chart:dimension="x" chart:name="primary-x" chart:style-name="ch5" chartooo:axis-type="text">
            <chart:categories table:cell-range-address="'Raw-Data'.B11:'Raw-Data'.B18"/>
          </chart:axis>
          <chart:axis chart:dimension="y" chart:name="primary-y" chart:style-name="ch6"/>
          <chart:series chart:style-name="ch7" chart:values-cell-range-address="'Raw-Data'.K11:'Raw-Data'.K18" chart:label-cell-address="'Raw-Data'.K2:'Raw-Data'.K2" chart:class="chart:bar">
            <chart:data-point/>
            <chart:data-point chart:style-name="ch8"/>
            <chart:data-point chart:repeated="6"/>
          </chart:series>
          <chart:series chart:style-name="ch9" chart:values-cell-range-address="'Raw-Data'.L11:'Raw-Data'.L18" chart:label-cell-address="'Raw-Data'.L2:'Raw-Data'.L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  <draw:g>
                  <svg:desc>'Raw-Data'.K2:'Raw-Data'.K2</svg:desc>
                </draw:g>
              </table:table-cell>
              <table:table-cell office:value-type="string">
                <text:p>Closed Defects</text:p>
                <draw:g>
                  <svg:desc>'Raw-Data'.L2:'Raw-Data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1/11</text:p>
                <draw:g>
                  <svg:desc>'Raw-Data'.B11:'Raw-Data'.B18</svg:desc>
                </draw:g>
              </table:table-cell>
              <table:table-cell office:value-type="float" office:value="6">
                <text:p>6</text:p>
                <draw:g>
                  <svg:desc>'Raw-Data'.K11:'Raw-Data'.K18</svg:desc>
                </draw:g>
              </table:table-cell>
              <table:table-cell office:value-type="float" office:value="11">
                <text:p>11</text:p>
                <draw:g>
                  <svg:desc>'Raw-Data'.L11:'Raw-Data'.L18</svg:desc>
                </draw:g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714cm" svg:height="14.724cm" xlink:href=".." xlink:type="simple" chart:class="chart:bar" chart:column-mapping="3 2 1 0" chart:style-name="ch1">
        <chart:title svg:x="2.513cm" svg:y="0.708cm" chart:style-name="ch2">
          <text:p>Open Defect by Severity (weekly)</text:p>
        </chart:title>
        <chart:legend svg:x="12.855cm" svg:y="5.809cm" style:legend-expansion="custom" chartooo:width="3.723cm" chartooo:height="3.943cm" style:legend-expansion-aspect-ratio="0.94420492011159" chart:style-name="ch3"/>
        <chart:plot-area chart:style-name="ch4" table:cell-range-address="'Raw-Data'.B10:'Raw-Data'.B19 'Raw-Data'.N2:'Raw-Data'.S2 'Raw-Data'.N10:'Raw-Data'.R18 'Raw-Data'.S10:'Raw-Data'.S19" chart:data-source-has-labels="both" svg:x="0.748cm" svg:y="2.284cm" svg:width="11.437cm" svg:height="11.541cm">
          <chartooo:coordinate-region svg:x="1.369cm" svg:y="2.483cm" svg:width="10.816cm" svg:height="10.695cm"/>
          <chart:axis chart:dimension="x" chart:name="primary-x" chart:style-name="ch5" chartooo:axis-type="auto">
            <chartooo:date-scale/>
            <chart:categories table:cell-range-address="'Raw-Data'.B10:'Raw-Data'.B19"/>
          </chart:axis>
          <chart:axis chart:dimension="y" chart:name="primary-y" chart:style-name="ch6"/>
          <chart:series chart:style-name="ch7" chart:values-cell-range-address="'Raw-Data'.R10:'Raw-Data'.R18" chart:label-cell-address="'Raw-Data'.R2:'Raw-Data'.R2" chart:class="chart:bar">
            <chart:data-point chart:repeated="9"/>
          </chart:series>
          <chart:series chart:style-name="ch8" chart:values-cell-range-address="'Raw-Data'.Q10:'Raw-Data'.Q18" chart:label-cell-address="'Raw-Data'.Q2:'Raw-Data'.Q2" chart:class="chart:bar">
            <chart:data-point chart:style-name="ch9"/>
            <chart:data-point chart:repeated="8"/>
          </chart:series>
          <chart:series chart:style-name="ch10" chart:values-cell-range-address="'Raw-Data'.P10:'Raw-Data'.P18" chart:label-cell-address="'Raw-Data'.P2:'Raw-Data'.P2" chart:class="chart:bar">
            <chart:data-point chart:repeated="9"/>
          </chart:series>
          <chart:series chart:style-name="ch11" chart:values-cell-range-address="'Raw-Data'.O10:'Raw-Data'.O18" chart:label-cell-address="'Raw-Data'.O2:'Raw-Data'.O2" chart:class="chart:bar">
            <chart:data-point chart:repeated="9"/>
          </chart:series>
          <chart:series chart:style-name="ch12" chart:values-cell-range-address="'Raw-Data'.N10:'Raw-Data'.N18" chart:label-cell-address="'Raw-Data'.N2:'Raw-Data'.N2" chart:class="chart:bar">
            <chart:data-point chart:repeated="9"/>
          </chart:series>
          <chart:series chart:style-name="ch13" chart:values-cell-range-address="'Raw-Data'.S10:'Raw-Data'.S19" chart:label-cell-address="'Raw-Data'.S2:'Raw-Data'.S2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'Raw-Data'.R2:'Raw-Data'.R2</svg:desc>
                </draw:g>
              </table:table-cell>
              <table:table-cell office:value-type="string">
                <text:p>Nomal</text:p>
                <draw:g>
                  <svg:desc>'Raw-Data'.Q2:'Raw-Data'.Q2</svg:desc>
                </draw:g>
              </table:table-cell>
              <table:table-cell office:value-type="string">
                <text:p>High</text:p>
                <draw:g>
                  <svg:desc>'Raw-Data'.P2:'Raw-Data'.P2</svg:desc>
                </draw:g>
              </table:table-cell>
              <table:table-cell office:value-type="string">
                <text:p>Ship Issue</text:p>
                <draw:g>
                  <svg:desc>'Raw-Data'.O2:'Raw-Data'.O2</svg:desc>
                </draw:g>
              </table:table-cell>
              <table:table-cell office:value-type="string">
                <text:p>Block</text:p>
                <draw:g>
                  <svg:desc>'Raw-Data'.N2:'Raw-Data'.N2</svg:desc>
                </draw:g>
              </table:table-cell>
              <table:table-cell office:value-type="string">
                <text:p>Predicted Open</text:p>
                <draw:g>
                  <svg:desc>'Raw-Data'.S2:'Raw-Data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1/04</text:p>
                <draw:g>
                  <svg:desc>'Raw-Data'.B10:'Raw-Data'.B19</svg:desc>
                </draw:g>
              </table:table-cell>
              <table:table-cell office:value-type="float" office:value="4">
                <text:p>4</text:p>
                <draw:g>
                  <svg:desc>'Raw-Data'.R10:'Raw-Data'.R18</svg:desc>
                </draw:g>
              </table:table-cell>
              <table:table-cell office:value-type="float" office:value="33">
                <text:p>33</text:p>
                <draw:g>
                  <svg:desc>'Raw-Data'.Q10:'Raw-Data'.Q18</svg:desc>
                </draw:g>
              </table:table-cell>
              <table:table-cell office:value-type="float" office:value="17">
                <text:p>17</text:p>
                <draw:g>
                  <svg:desc>'Raw-Data'.P10:'Raw-Data'.P18</svg:desc>
                </draw:g>
              </table:table-cell>
              <table:table-cell office:value-type="float" office:value="4">
                <text:p>4</text:p>
                <draw:g>
                  <svg:desc>'Raw-Data'.O10:'Raw-Data'.O18</svg:desc>
                </draw:g>
              </table:table-cell>
              <table:table-cell office:value-type="float" office:value="0">
                <text:p>0</text:p>
                <draw:g>
                  <svg:desc>'Raw-Data'.N10:'Raw-Data'.N18</svg:desc>
                </draw:g>
              </table:table-cell>
              <table:table-cell office:value-type="float" office:value="42">
                <text:p>42</text:p>
                <draw:g>
                  <svg:desc>'Raw-Data'.S10:'Raw-Data'.S19</svg:desc>
                </draw:g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